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83b32" officeooo:paragraph-rsid="00183b32"/>
    </style:style>
    <style:style style:name="P2" style:family="paragraph" style:parent-style-name="Standard">
      <style:text-properties officeooo:paragraph-rsid="001c1a12"/>
    </style:style>
    <style:style style:name="P3" style:family="paragraph" style:parent-style-name="Standard">
      <style:text-properties officeooo:rsid="001d00fd" officeooo:paragraph-rsid="00238ca1"/>
    </style:style>
    <style:style style:name="P4" style:family="paragraph" style:parent-style-name="Standard">
      <style:text-properties officeooo:paragraph-rsid="001e7751"/>
    </style:style>
    <style:style style:name="P5" style:family="paragraph" style:parent-style-name="Standard">
      <style:text-properties fo:font-weight="bold" officeooo:rsid="0024be22" officeooo:paragraph-rsid="0024be22" style:font-weight-asian="bold" style:font-weight-complex="bold"/>
    </style:style>
    <style:style style:name="P6" style:family="paragraph" style:parent-style-name="Standard">
      <style:paragraph-properties fo:text-align="center" style:justify-single-word="false"/>
      <style:text-properties style:font-name="Times New Roman" fo:font-size="14pt" officeooo:paragraph-rsid="00265117" style:font-size-asian="14pt" style:font-name-complex="Times New Roman1" style:font-size-complex="14pt"/>
    </style:style>
    <style:style style:name="P7" style:family="paragraph" style:parent-style-name="Standard">
      <style:text-properties style:font-name="Times New Roman" fo:font-size="14pt" officeooo:paragraph-rsid="00265117" style:font-size-asian="14pt" style:font-name-complex="Times New Roman1" style:font-size-complex="14pt"/>
    </style:style>
    <style:style style:name="P8" style:family="paragraph" style:parent-style-name="Standard">
      <style:text-properties style:font-name="Times New Roman" fo:font-size="14pt" fo:font-weight="bold" officeooo:paragraph-rsid="00265117" style:font-size-asian="14pt" style:font-weight-asian="bold" style:font-name-complex="Times New Roman1" style:font-size-complex="14pt" style:font-weight-complex="bold"/>
    </style:style>
    <style:style style:name="P9" style:family="paragraph" style:parent-style-name="Standard" style:master-page-name="Standard">
      <style:paragraph-properties fo:text-align="center" style:justify-single-word="false" style:page-number="auto"/>
      <style:text-properties fo:font-weight="bold" officeooo:paragraph-rsid="00265117" style:font-weight-asian="bold" style:font-weight-complex="bold"/>
    </style:style>
    <style:style style:name="P10" style:family="paragraph" style:parent-style-name="Standard">
      <style:paragraph-properties fo:text-align="center" style:justify-single-word="false"/>
      <style:text-properties style:font-name="Times New Roman" fo:font-size="14pt" fo:font-weight="bold" officeooo:paragraph-rsid="00265117" style:font-size-asian="14pt" style:font-weight-asian="bold" style:font-name-complex="Times New Roman1" style:font-size-complex="14pt" style:font-weight-complex="bold"/>
    </style:style>
    <style:style style:name="P11" style:family="paragraph" style:parent-style-name="Standard">
      <style:paragraph-properties fo:text-align="center" style:justify-single-word="false"/>
      <style:text-properties style:font-name="Liberation Serif" fo:font-size="14pt" fo:font-weight="normal" officeooo:rsid="00265117" officeooo:paragraph-rsid="00265117" style:font-size-asian="14pt" style:font-weight-asian="normal" style:font-name-complex="Times New Roman1" style:font-size-complex="14pt" style:font-weight-complex="normal"/>
    </style:style>
    <style:style style:name="P12" style:family="paragraph" style:parent-style-name="Standard">
      <style:text-properties fo:font-weight="bold" officeooo:paragraph-rsid="001c1a12" style:font-weight-asian="bold" style:font-weight-complex="bold"/>
    </style:style>
    <style:style style:name="P13" style:family="paragraph" style:parent-style-name="Standard">
      <style:text-properties fo:font-weight="bold" officeooo:rsid="0029161f" officeooo:paragraph-rsid="0029161f" style:font-weight-asian="bold" style:font-weight-complex="bold"/>
    </style:style>
    <style:style style:name="P14" style:family="paragraph" style:parent-style-name="Standard">
      <style:text-properties fo:font-weight="bold" officeooo:rsid="002b7eeb" officeooo:paragraph-rsid="002b7eeb" style:font-weight-asian="bold" style:font-weight-complex="bold"/>
    </style:style>
    <style:style style:name="P15" style:family="paragraph" style:parent-style-name="Standard">
      <style:text-properties fo:font-weight="bold" officeooo:rsid="002cf654" officeooo:paragraph-rsid="002cf654" style:font-weight-asian="bold" style:font-weight-complex="bold"/>
    </style:style>
    <style:style style:name="P16" style:family="paragraph" style:parent-style-name="Standard">
      <style:text-properties fo:font-weight="normal" officeooo:rsid="0027c219" officeooo:paragraph-rsid="0027c219" style:font-weight-asian="normal" style:font-weight-complex="normal"/>
    </style:style>
    <style:style style:name="P17" style:family="paragraph" style:parent-style-name="Standard">
      <style:text-properties fo:font-weight="normal" officeooo:rsid="0029161f" officeooo:paragraph-rsid="0029161f" style:font-weight-asian="normal" style:font-weight-complex="normal"/>
    </style:style>
    <style:style style:name="P18" style:family="paragraph" style:parent-style-name="Standard">
      <style:text-properties fo:font-weight="normal" officeooo:paragraph-rsid="001e7751" style:font-weight-asian="normal" style:font-weight-complex="normal"/>
    </style:style>
    <style:style style:name="P19" style:family="paragraph" style:parent-style-name="Standard">
      <style:text-properties fo:font-weight="normal" officeooo:rsid="002cf654" officeooo:paragraph-rsid="002cf654"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29161f" officeooo:paragraph-rsid="0029161f" style:font-weight-asian="normal" style:font-weight-complex="normal"/>
    </style:style>
    <style:style style:name="P21" style:family="paragraph" style:parent-style-name="Standard">
      <style:text-properties style:text-underline-style="solid" style:text-underline-width="auto" style:text-underline-color="font-color" fo:font-weight="normal" officeooo:rsid="002a4ce6" officeooo:paragraph-rsid="002a4ce6" style:font-weight-asian="normal" style:font-weight-complex="normal"/>
    </style:style>
    <style:style style:name="P22" style:family="paragraph" style:parent-style-name="Standard">
      <style:text-properties style:text-underline-style="solid" style:text-underline-width="auto" style:text-underline-color="font-color" fo:font-weight="normal" officeooo:rsid="002b7eeb" officeooo:paragraph-rsid="002c3c4a" style:font-weight-asian="normal" style:font-weight-complex="normal"/>
    </style:style>
    <style:style style:name="P23" style:family="paragraph" style:parent-style-name="Standard">
      <style:text-properties style:text-underline-style="solid" style:text-underline-width="auto" style:text-underline-color="font-color" fo:font-weight="normal" officeooo:rsid="002c5b96" officeooo:paragraph-rsid="002c5b96" style:font-weight-asian="normal" style:font-weight-complex="normal"/>
    </style:style>
    <style:style style:name="P24" style:family="paragraph" style:parent-style-name="Standard">
      <style:text-properties officeooo:paragraph-rsid="001e7751"/>
    </style:style>
    <style:style style:name="P25" style:family="paragraph" style:parent-style-name="Standard">
      <style:text-properties officeooo:paragraph-rsid="001c1a12"/>
    </style:style>
    <style:style style:name="P26" style:family="paragraph" style:parent-style-name="Standard">
      <style:text-properties officeooo:rsid="00183b32" officeooo:paragraph-rsid="00183b32"/>
    </style:style>
    <style:style style:name="T1" style:family="text">
      <style:text-properties officeooo:rsid="00183b32"/>
    </style:style>
    <style:style style:name="T2" style:family="text">
      <style:text-properties fo:font-weight="normal" officeooo:rsid="001e7751" style:font-weight-asian="normal" style:font-weight-complex="normal"/>
    </style:style>
    <style:style style:name="T3" style:family="text">
      <style:text-properties fo:font-weight="normal" officeooo:rsid="001e62b0" style:font-weight-asian="normal" style:font-weight-complex="normal"/>
    </style:style>
    <style:style style:name="T4" style:family="text">
      <style:text-properties fo:font-weight="normal" officeooo:rsid="00203955"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officeooo:rsid="00203955"/>
    </style:style>
    <style:style style:name="T7" style:family="text">
      <style:text-properties officeooo:rsid="00238ca1"/>
    </style:style>
    <style:style style:name="T8" style:family="text">
      <style:text-properties style:font-name="Times New Roman" fo:font-size="14pt" style:font-size-asian="14pt" style:font-name-complex="Times New Roman1" style:font-size-complex="14pt"/>
    </style:style>
    <style:style style:name="T9" style:family="text">
      <style:text-properties style:font-name="Liberation Serif" fo:font-size="14pt" style:font-size-asian="14pt" style:font-name-complex="Times New Roman1" style:font-size-complex="14pt"/>
    </style:style>
    <style:style style:name="T10" style:family="text">
      <style:text-properties officeooo:rsid="0029161f"/>
    </style:style>
    <style:style style:name="T11" style:family="text">
      <style:text-properties style:text-underline-style="none"/>
    </style:style>
    <style:style style:name="T12" style:family="text">
      <style:text-properties style:text-underline-style="none" officeooo:rsid="002a4ce6"/>
    </style:style>
    <style:style style:name="T13" style:family="text">
      <style:text-properties style:text-underline-style="none" officeooo:rsid="002c3c4a"/>
    </style:style>
    <style:style style:name="T14" style:family="text">
      <style:text-properties officeooo:rsid="002c3c4a"/>
    </style:style>
    <style:style style:name="T15" style:family="text">
      <style:text-properties style:text-line-through-style="none" style:text-line-through-type="none"/>
    </style:style>
    <style:style style:name="T16" style:family="text">
      <style:text-properties style:text-line-through-style="none" style:text-line-through-type="none" style:text-underline-style="none"/>
    </style:style>
    <style:style style:name="T17" style:family="text">
      <style:text-properties officeooo:rsid="002da33b"/>
    </style:style>
    <style:style style:name="T18" style:family="text">
      <style:text-properties officeooo:rsid="002dfa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8">The Strength and </text:span><text:span text:style-name="T9">Weakness</text:span><text:span text:style-name="T8"> of Gesture input for </text:span></text:p>
      <text:p text:style-name="P10">Human-computer Interaction</text:p>
      <text:p text:style-name="P8"/>
      <text:p text:style-name="P7"/>
      <text:p text:style-name="P7"/>
      <text:p text:style-name="P7"/>
      <text:p text:style-name="P7"/>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Bijay Gaudel</text:p>
      <text:p text:style-name="P11">SL181601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14"><text:soft-page-break/>Introduction</text:p>
      <text:p text:style-name="P2"/>
      <text:p text:style-name="P2"><text:span text:style-name="T1">Gestures are the physical interaction that flows useful information without touching the target object. In addition, the nature of these gestures are generally an important element in determining the quality of feeling for the action. That’s why gesture is what is transmitted and apprehend. </text:span>Thus we <text:span text:style-name="T6">can</text:span> use the definition of gesture articulated by Kurtenbach and Hulteen (1990):</text:p>
      <text:p text:style-name="P2"/>
      <text:p text:style-name="P2"><text:s/>“A gesture is a motion of the body that contains information. Waving goodbye is a gesture. Pressing a key on a keyboard is not a gesture because the motion of a finger on its way to hitting a key is neither observed nor significant. All that matters is which key was pressed”.</text:p>
      <text:p text:style-name="P2"/>
      <text:p text:style-name="P3">Computerization of the whole society brings us a new way of interaction, that is Human-computer interaction. Relative to computer hardware and software with the rapid development of human-computer interaction technology, a keyboard is the symbol of the text age. It still occupies a dominant position in human-computer interaction devices. Although the graphical interface has been brought in a mouse, handle, touch screen, etc., but they are still not effective and natural enough. When virtual as quasi-reality becomes more and more well known, people naturally think of gesturing. <text:span text:style-name="T7">In this present cutting-edge technology, to give gesture as input command for the computer to do some task is very common. For example swipe up the screen to unlock the mobile, swipe right to go to another screen, face recognition to unlock the screen etc. are the very common examples of gesture input and if these gestures are recognized by the system then it works very well.</text:span></text:p>
      <text:p text:style-name="P2"/>
      <text:p text:style-name="P12">Gestures in the Everyday World</text:p>
      <text:p text:style-name="P12"/>
      <text:p text:style-name="P4"><text:span text:style-name="T2">If we consider human-human interaction rather than a computer, We can quickly realize that we utilize a wide range of gesture in our daily communication. </text:span><text:span text:style-name="T3">We can beckon, wave, fend off to make use of formal </text:span><text:span text:style-name="T4">sing </text:span><text:span text:style-name="T3">languages. Normally, we use lots of gesture in our daily life such as pointing to object poking, touching, moving objects or changing object shape and direction or we can also activate the object such as controls, or handing object to others. </text:span>Cadoz (1994) uses function to group gestures into three types:</text:p>
      <text:p text:style-name="P4"/>
      <text:p text:style-name="P18">• <text:span text:style-name="T5">semiotic:</text:span> those used to communicate meaningful information. </text:p>
      <text:p text:style-name="P18">• <text:span text:style-name="T5">ergotic</text:span>: those used to manipulate the physical world and create artifacts </text:p>
      <text:p text:style-name="P18">• <text:span text:style-name="T5">epistemic</text:span>: those used to learn from the environment through tactile or haptic exploration </text:p>
      <text:p text:style-name="P18"/>
      <text:p text:style-name="P14">Types of Gesture</text:p>
      <text:p text:style-name="P14"/>
      <text:p text:style-name="P22">Iconic<text:span text:style-name="T11">: </text:span><text:span text:style-name="T13">Iconic gestures basically represent the description of the physical appearance. For example, imagine the gesture by you when you have to tell someone the wall was great.</text:span></text:p>
      <text:p text:style-name="P22"><text:span text:style-name="T13"/></text:p>
      <text:p text:style-name="P23"><text:span text:style-name="T14">D</text:span>eictic, or Pointing<text:span text:style-name="T16">: These gestures are used for particularly giving the direction or pointing towards the object.</text:span></text:p>
      <text:p text:style-name="P23"><text:span text:style-name="T16"/></text:p>
      <text:p text:style-name="P23"><text:span text:style-name="T15">Metaphoric</text:span><text:span text:style-name="T16">: Metaphoric gestures gives the metaphorical meaning. For example typing making G gesture on the screen to open Google is one example.</text:span></text:p>
      <text:p text:style-name="P23"><text:span text:style-name="T16"/></text:p>
      <text:p text:style-name="P23"><text:span text:style-name="T15">Beat Gesture</text:span><text:span text:style-name="T16">: these gesture just keep the rhythm of music or beat of sound.</text:span></text:p>
      <text:p text:style-name="P23"><text:span text:style-name="T16"/></text:p>
      <text:p text:style-name="P23"><text:span text:style-name="T16"/></text:p>
      <text:p text:style-name="P23"><text:span text:style-name="T16"/></text:p>
      <text:p text:style-name="P1"/>
      <text:p text:style-name="P15"><text:soft-page-break/>Gesture <text:span text:style-name="T18">Recognition</text:span></text:p>
      <text:p text:style-name="P15"/>
      <text:p text:style-name="P19">A gesture recognition system offers a natural, innovative and modern of non-verbal communication. It has a broad area of application in the interplay of human-computer. <text:span text:style-name="T17">For gesture recognition, user gives a gesture as input data and sensor detects the gesture, then it decodes the gestures into some useful signal that machine can read, after this sensor send this signal to machine and machine evaluates whether the given signal is appropriate enough to perform some task or not and gives the output.</text:span></text:p>
      <text:p text:style-name="P15"/>
      <text:p text:style-name="P15"/>
      <text:p text:style-name="P5">Gesture as input</text:p>
      <text:p text:style-name="P5"/>
      <text:p text:style-name="P16">When we see back a decades ago almost not even the one technology company had used a touch-less screen on their any product but now with the advancement in the technology and demand of high-end product by user pushes the company to make robust, beautiful and more advance human-computer interaction like touch-less screen and intelligent system product. Like system can understand what users express in different sign language. <text:span text:style-name="T10">Gestures are different from traditional graphical user interaction.</text:span></text:p>
      <text:p text:style-name="P16"/>
      <text:p text:style-name="P13">Some Technology to Apprehend Gestures</text:p>
      <text:p text:style-name="P17"/>
      <text:p text:style-name="P17">There are many technologies and sensor to recognize gesture as input data here are some examples:</text:p>
      <text:p text:style-name="P17"/>
      <text:p text:style-name="P20">Electric Field Sensing<text:span text:style-name="T11">: this method compares changes of signal over the time, signal collected from the sensor compares with the recognized gesture.</text:span></text:p>
      <text:p text:style-name="P20"><text:span text:style-name="T11"/></text:p>
      <text:p text:style-name="P20">Capacitive Sensing<text:span text:style-name="T11">: </text:span><text:span text:style-name="T12">This technique is used to measure the distance between sensor and <text:s/>an object. Works on the basis of capacitance of capacitor.</text:span></text:p>
      <text:p text:style-name="P20"><text:span text:style-name="T12"/></text:p>
      <text:p text:style-name="P21">Dynamic of the Body<text:span text:style-name="T11">: Gesture and movement of the body are measured and digitally recorded.</text:span></text:p>
      <text:p text:style-name="P21"><text:span text:style-name="T11"/></text:p>
      <text:p text:style-name="P21"><text:span text:style-name="T11"/></text:p>
      <text:p text:style-name="P21"><text:span text:style-name="T11"/></text:p>
      <text:p text:style-name="P21"><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14:33:49.680292253</meta:creation-date>
    <dc:date>2019-01-17T19:36:07.928066766</dc:date>
    <meta:editing-duration>PT42M17S</meta:editing-duration>
    <meta:editing-cycles>9</meta:editing-cycles>
    <meta:generator>LibreOffice/5.1.6.2$Linux_X86_64 LibreOffice_project/10m0$Build-2</meta:generator>
    <meta:document-statistic meta:table-count="0" meta:image-count="0" meta:object-count="0" meta:page-count="3" meta:paragraph-count="27" meta:word-count="732" meta:character-count="4575" meta:non-whitespace-character-count="3864"/>
  </office:meta>
</office:document-meta>
</file>